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Cousi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si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usine" fo:font-weight="bold" style:font-weight-asian="bold" style:font-weight-complex="bold"/>
    </style:style>
    <style:style style:name="ce7" style:family="table-cell" style:parent-style-name="Default" style:data-style-name="N122">
      <style:text-properties style:font-name="Cousi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active_site</text:p>
          </table:table-cell>
          <table:table-cell office:value-type="string" calcext:value-type="string">
            <text:p>dG_O</text:p>
          </table:table-cell>
          <table:table-cell office:value-type="string" calcext:value-type="string">
            <text:p>dG_OH</text:p>
          </table:table-cell>
          <table:table-cell office:value-type="string" calcext:value-type="string">
            <text:p>dG_OOH</text:p>
          </table:table-cell>
          <table:table-cell office:value-type="string" calcext:value-type="string">
            <text:p>dG_OmOH</text:p>
          </table:table-cell>
          <table:table-cell office:value-type="string" calcext:value-type="string">
            <text:p>eta</text:p>
          </table:table-cell>
          <table:table-cell table:number-columns-repeated="3"/>
          <table:table-cell office:value-type="string" calcext:value-type="string">
            <text:p>ZPE</text:p>
          </table:table-cell>
          <table:table-cell office:value-type="string" calcext:value-type="string">
            <text:p>CpdT</text:p>
          </table:table-cell>
          <table:table-cell office:value-type="string" calcext:value-type="string">
            <text:p>-T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tile (P42/nm)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*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office:value-type="float" office:value="0.8" calcext:value-type="float">
            <text:p>0.8</text:p>
          </table:table-cell>
          <table:table-cell office:value-type="float" office:value="3.91" calcext:value-type="float">
            <text:p>3.91</text:p>
          </table:table-cell>
          <table:table-cell office:value-type="float" office:value="1.66" calcext:value-type="float">
            <text:p>1.66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*O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06" calcext:value-type="float">
            <text:p>-0.06</text:p>
          </table:table-cell>
          <table:table-cell table:style-name="ce7" table:formula="of:=[.N2]+[.O2]+[.P2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lumbite (Pbcn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*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.76" calcext:value-type="float">
            <text:p>1.76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3.32" calcext:value-type="float">
            <text:p>3.32</text:p>
          </table:table-cell>
          <table:table-cell office:value-type="float" office:value="1.43" calcext:value-type="float">
            <text:p>1.43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*OH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-0.07" calcext:value-type="float">
            <text:p>-0.07</text:p>
          </table:table-cell>
          <table:table-cell table:style-name="ce7" table:formula="of:=[.N3]+[.O3]+[.P3]" office:value-type="float" office:value="0.34" calcext:value-type="float">
            <text:p>0.340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*OOH</text:p>
          </table:table-cell>
          <table:table-cell office:value-type="float" office:value="0.41" calcext:value-type="float">
            <text:p>0.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table:style-name="ce7" table:formula="of:=[.N4]+[.O4]+[.P4]" office:value-type="float" office:value="0.37" calcext:value-type="float">
            <text:p>0.3700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dE</text:p>
          </table:table-cell>
          <table:table-cell office:value-type="string" calcext:value-type="string">
            <text:p>G_corr</text:p>
          </table:table-cell>
          <table:table-cell office:value-type="string" calcext:value-type="string">
            <text:p>dG</text:p>
          </table:table-cell>
          <table:table-cell table:number-columns-repeated="4"/>
          <table:table-cell office:value-type="string" calcext:value-type="string">
            <text:p>H2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  <table:table-cell office:value-type="float" office:value="-0.41" calcext:value-type="float">
            <text:p>-0.41</text:p>
          </table:table-cell>
          <table:table-cell table:style-name="ce7" table:formula="of:=[.N6]+[.O6]+[.P6]" office:value-type="float" office:value="-0.04" calcext:value-type="float">
            <text:p>-0.0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re</text:p>
          </table:table-cell>
          <table:table-cell table:style-name="ce5" office:value-type="float" office:value="-285.33534" calcext:value-type="float">
            <text:p>-285.33534</text:p>
          </table:table-cell>
          <table:table-cell/>
          <table:table-cell office:value-type="string" calcext:value-type="string">
            <text:p>*O</text:p>
          </table:table-cell>
          <table:table-cell table:formula="of:=[.C14]-[.C7]-[.M10]" office:value-type="float" office:value="2.57712099999998" calcext:value-type="float">
            <text:p>2.57712099999998</text:p>
          </table:table-cell>
          <table:table-cell table:formula="of:=[.$Q$2]-([.$Q$7]-[.$Q$6])" office:value-type="float" office:value="0.01" calcext:value-type="float">
            <text:p>0.01</text:p>
          </table:table-cell>
          <table:table-cell table:formula="of:=[.F7]+[.G7]" office:value-type="float" office:value="2.58712099999998" calcext:value-type="float">
            <text:p>2.58712099999998</text:p>
          </table:table-cell>
          <table:table-cell table:formula="of:=[.H7]-[.F3]" office:value-type="float" office:value="0.827120999999985" calcext:value-type="float">
            <text:p>0.827120999999985</text:p>
          </table:table-cell>
          <table:table-cell table:number-columns-repeated="3"/>
          <table:table-cell office:value-type="string" calcext:value-type="string">
            <text:p>H2O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float" office:value="-0.67" calcext:value-type="float">
            <text:p>-0.67</text:p>
          </table:table-cell>
          <table:table-cell table:style-name="ce7" table:formula="of:=[.N7]+[.O7]+[.P7]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295.399305" calcext:value-type="float">
            <text:p>-295.399305</text:p>
          </table:table-cell>
          <table:table-cell/>
          <table:table-cell office:value-type="string" calcext:value-type="string">
            <text:p>*OH</text:p>
          </table:table-cell>
          <table:table-cell table:formula="of:=[.C10]-[.C7]-[.M10]-[.N10]" office:value-type="float" office:value="0.632416999999961" calcext:value-type="float">
            <text:p>0.632416999999961</text:p>
          </table:table-cell>
          <table:table-cell table:formula="of:=[.$Q$3]-([.$Q$7]-0.5*[.$Q$6])" office:value-type="float" office:value="0.32" calcext:value-type="float">
            <text:p>0.32</text:p>
          </table:table-cell>
          <table:table-cell table:formula="of:=[.F8]+[.G8]" office:value-type="float" office:value="0.952416999999961" calcext:value-type="float">
            <text:p>0.952416999999961</text:p>
          </table:table-cell>
          <table:table-cell table:formula="of:=[.H8]-[.G3]" office:value-type="float" office:value="0.622416999999961" calcext:value-type="float">
            <text:p>0.6224169999999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295.403876" calcext:value-type="float">
            <text:p>-295.403876</text:p>
          </table:table-cell>
          <table:table-cell/>
          <table:table-cell office:value-type="string" calcext:value-type="string">
            <text:p>*OOH</text:p>
          </table:table-cell>
          <table:table-cell table:formula="of:=[.C11]-[.C7]-2*[.M10]-[.N10]" office:value-type="float" office:value="3.620811" calcext:value-type="float">
            <text:p>3.620811</text:p>
          </table:table-cell>
          <table:table-cell table:formula="of:=[.$Q$4]-(2*[.$Q$7]-1.5*[.$Q$6])" office:value-type="float" office:value="0.31" calcext:value-type="float">
            <text:p>0.31</text:p>
          </table:table-cell>
          <table:table-cell table:formula="of:=[.F9]+[.G9]" office:value-type="float" office:value="3.930811" calcext:value-type="float">
            <text:p>3.930811</text:p>
          </table:table-cell>
          <table:table-cell table:formula="of:=[.H9]-[.H3]" office:value-type="float" office:value="0.610810999999997" calcext:value-type="float">
            <text:p>0.610810999999997</text:p>
          </table:table-cell>
          <table:table-cell table:number-columns-repeated="3"/>
          <table:table-cell office:value-type="string" calcext:value-type="string">
            <text:p>oxy_ref</text:p>
          </table:table-cell>
          <table:table-cell office:value-type="string" calcext:value-type="string">
            <text:p>hyd_re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295.536423" calcext:value-type="float">
            <text:p>-295.536423</text:p>
          </table:table-cell>
          <table:table-cell table:number-columns-repeated="9"/>
          <table:table-cell office:value-type="float" office:value="-7.4484" calcext:value-type="float">
            <text:p>-7.4484</text:p>
          </table:table-cell>
          <table:table-cell office:value-type="float" office:value="-3.3851" calcext:value-type="float">
            <text:p>-3.3851</text:p>
          </table:table-cell>
          <table:table-cell office:value-type="string" calcext:value-type="string">
            <text:p>From Seoi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oh</text:p>
          </table:table-cell>
          <table:table-cell table:style-name="ce5" office:value-type="float" office:value="-299.996429" calcext:value-type="float">
            <text:p>-299.996429</text:p>
          </table:table-cell>
          <table:table-cell table:number-columns-repeated="9"/>
          <table:table-cell office:value-type="float" office:value="-7.449" calcext:value-type="float">
            <text:p>-7.449</text:p>
          </table:table-cell>
          <table:table-cell office:value-type="float" office:value="-3.378" calcext:value-type="float">
            <text:p>-3.378</text:p>
          </table:table-cell>
          <table:table-cell office:value-type="string" calcext:value-type="string">
            <text:p>This worked <text:s/>pretty well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ooh</text:p>
          </table:table-cell>
          <table:table-cell table:style-name="ce5" office:value-type="float" office:value="-299.743109" calcext:value-type="float">
            <text:p>-299.743109</text:p>
          </table:table-cell>
          <table:table-cell table:number-columns-repeated="9"/>
          <table:table-cell office:value-type="float" office:value="-7.45942759" calcext:value-type="float">
            <text:p>-7.45942759</text:p>
          </table:table-cell>
          <table:table-cell office:value-type="float" office:value="-3.38574595" calcext:value-type="float">
            <text:p>-3.38574595</text:p>
          </table:table-cell>
          <table:table-cell office:value-type="string" calcext:value-type="string">
            <text:p>Min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float" office:value="-290.206619" calcext:value-type="float">
            <text:p>-290.2066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From Seo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H2</text:p>
          </table:table-cell>
          <table:table-cell office:value-type="float" office:value="-6.7702" calcext:value-type="float">
            <text:p>-6.77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utile (121) *O</text:p>
          </table:table-cell>
          <table:table-cell table:number-columns-repeated="9"/>
          <table:table-cell office:value-type="string" calcext:value-type="string">
            <text:p>H2O</text:p>
          </table:table-cell>
          <table:table-cell office:value-type="float" office:value="-14.2186" calcext:value-type="float">
            <text:p>-14.21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e</text:p>
          </table:table-cell>
          <table:table-cell table:style-name="ce5" office:value-type="float" office:value="-356.122569" calcext:value-type="float">
            <text:p>-356.1225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366.470447" calcext:value-type="float">
            <text:p>-366.470447</text:p>
          </table:table-cell>
          <table:table-cell table:number-columns-repeated="8"/>
          <table:table-cell office:value-type="string" calcext:value-type="string">
            <text:p>O_ref</text:p>
          </table:table-cell>
          <table:table-cell table:formula="of:=[.M18]-[.M17]" office:value-type="float" office:value="-7.4484" calcext:value-type="float">
            <text:p>-7.44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366.347915" calcext:value-type="float">
            <text:p>-366.347915</text:p>
          </table:table-cell>
          <table:table-cell table:number-columns-repeated="8"/>
          <table:table-cell office:value-type="string" calcext:value-type="string">
            <text:p>H_ref</text:p>
          </table:table-cell>
          <table:table-cell table:formula="of:=[.M17]/2" office:value-type="float" office:value="-3.3851" calcext:value-type="float">
            <text:p>-3.38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5" office:value-type="float" office:value="-366.475083" calcext:value-type="float">
            <text:p>-366.4750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oh</text:p>
          </table:table-cell>
          <table:table-cell table:style-name="ce5" office:value-type="float" office:value="-370.802818" calcext:value-type="float">
            <text:p>-370.8028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oh</text:p>
          </table:table-cell>
          <table:table-cell table:style-name="ce5" office:value-type="float" office:value="-370.702358" calcext:value-type="float">
            <text:p>-370.7023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float" office:value="-361.121603" calcext:value-type="float">
            <text:p>-361.121603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22:23:35.59335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9:21:32.026524051</meta:creation-date>
    <dc:date>2021-04-12T11:25:37.289476087</dc:date>
    <meta:editing-duration>PT14H9M</meta:editing-duration>
    <meta:editing-cycles>26</meta:editing-cycles>
    <meta:generator>LibreOffice/6.0.7.3$Linux_X86_64 LibreOffice_project/00m0$Build-3</meta:generator>
    <meta:document-statistic meta:table-count="1" meta:cell-count="125" meta:object-count="0"/>
  </office:meta>
</office:document-meta>
</file>